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number-columns-repeated="1024" table:default-cell-style-name="ce1"/>
        <table:table-row table:style-name="ro1">
          <table:table-cell office:value-type="float" office:value="8" calcext:value-type="float">
            <text:p>8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13"/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14"/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3"/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Default" table:number-columns-repeated="8"/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Default" table:number-columns-repeated="10"/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Default" table:number-columns-repeated="11"/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table:number-columns-repeated="12"/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9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1:17:01.618216864</meta:creation-date>
    <dc:date>2018-05-19T15:38:59.103024762</dc:date>
    <meta:editing-duration>PT2H44M28S</meta:editing-duration>
    <meta:editing-cycles>1</meta:editing-cycles>
    <meta:document-statistic meta:table-count="1" meta:cell-count="1289" meta:object-count="0"/>
    <meta:generator>LibreOffice/5.1.6.2$Linux_X86_64 LibreOffice_project/10m0$Build-2</meta:generator>
  </office:meta>
</office:document-meta>
</file>